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  <style:style style:name="P3" style:parent-style-name="Textbody" style:family="paragraph">
      <style:text-properties fo:language="en" fo:country="US"/>
    </style:style>
    <style:style style:name="P4" style:parent-style-name="Textbody" style:family="paragraph">
      <style:text-properties fo:language="en" fo:country="US"/>
    </style:style>
    <style:style style:name="P5" style:parent-style-name="Textbody" style:family="paragraph">
      <style:text-properties fo:language="en" fo:country="US"/>
    </style:style>
    <style:style style:name="P6" style:parent-style-name="Textbody" style:family="paragraph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language="en" fo:country="US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language="en" fo:country="US"/>
    </style:style>
    <style:style style:name="P12" style:parent-style-name="Textbody" style:family="paragraph">
      <style:text-properties fo:language="en" fo:country="US"/>
    </style:style>
    <style:style style:name="T13" style:parent-style-name="DefaultParagraphFont" style:family="text">
      <style:text-properties fo:language="en" fo:country="US"/>
    </style:style>
    <style:style style:name="T14" style:parent-style-name="DefaultParagraphFont" style:family="text">
      <style:text-properties fo:language="en" fo:country="US"/>
    </style:style>
    <style:style style:name="T15" style:parent-style-name="DefaultParagraphFont" style:family="text">
      <style:text-properties fo:language="en" fo:country="US"/>
    </style:style>
    <style:style style:name="P16" style:parent-style-name="Textbody" style:family="paragraph">
      <style:text-properties fo:language="en" fo:country="US"/>
    </style:style>
    <style:style style:name="T17" style:parent-style-name="DefaultParagraphFont" style:family="text">
      <style:text-properties fo:language="en" fo:country="US"/>
    </style:style>
    <style:style style:name="P18" style:parent-style-name="Textbody" style:family="paragraph">
      <style:text-properties fo:language="en" fo:country="US"/>
    </style:style>
    <style:style style:name="T19" style:parent-style-name="DefaultParagraphFont" style:family="text">
      <style:text-properties fo:language="en" fo:country="US"/>
    </style:style>
    <style:style style:name="T20" style:parent-style-name="DefaultParagraphFont" style:family="text">
      <style:text-properties fo:language="en" fo:country="US"/>
    </style:style>
    <style:style style:name="T21" style:parent-style-name="DefaultParagraphFont" style:family="text">
      <style:text-properties fo:language="en" fo:country="US"/>
    </style:style>
    <style:style style:name="T22" style:parent-style-name="DefaultParagraphFont" style:family="text">
      <style:text-properties fo:language="en" fo:country="US"/>
    </style:style>
    <style:style style:name="P23" style:parent-style-name="Textbody" style:family="paragraph">
      <style:text-properties fo:language="en" fo:country="US"/>
    </style:style>
    <style:style style:name="P24" style:parent-style-name="Textbody" style:family="paragraph">
      <style:text-properties fo:language="en" fo:country="US"/>
    </style:style>
    <style:style style:name="P25" style:parent-style-name="Textbody" style:family="paragraph">
      <style:text-properties fo:language="en" fo:country="US"/>
    </style:style>
    <style:style style:name="P26" style:parent-style-name="Textbody" style:family="paragraph">
      <style:text-properties fo:language="en" fo:country="US"/>
    </style:style>
    <style:style style:name="T27" style:parent-style-name="DefaultParagraphFont" style:family="text">
      <style:text-properties fo:language="en" fo:country="US"/>
    </style:style>
    <style:style style:name="T28" style:parent-style-name="DefaultParagraphFont" style:family="text">
      <style:text-properties fo:language="en" fo:country="US"/>
    </style:style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fo:language="en" fo:country="US"/>
    </style:style>
    <style:style style:name="T31" style:parent-style-name="DefaultParagraphFont" style:family="text">
      <style:text-properties fo:language="en" fo:country="US"/>
    </style:style>
    <style:style style:name="T32" style:parent-style-name="DefaultParagraphFont" style:family="text">
      <style:text-properties fo:language="en" fo:country="US"/>
    </style:style>
    <style:style style:name="P33" style:parent-style-name="Textbody" style:family="paragraph">
      <style:text-properties fo:language="en" fo:country="US"/>
    </style:style>
    <style:style style:name="P34" style:parent-style-name="Textbody" style:family="paragraph">
      <style:text-properties fo:language="en" fo:country="US"/>
    </style:style>
    <style:style style:name="P35" style:parent-style-name="Textbody" style:family="paragraph">
      <style:text-properties fo:language="en" fo:country="US"/>
    </style:style>
    <style:style style:name="T36" style:parent-style-name="DefaultParagraphFont" style:family="text">
      <style:text-properties fo:language="en" fo:country="US"/>
    </style:style>
    <style:style style:name="T37" style:parent-style-name="DefaultParagraphFont" style:family="text">
      <style:text-properties fo:language="en" fo:country="US"/>
    </style:style>
    <style:style style:name="P38" style:parent-style-name="Textbody" style:family="paragraph">
      <style:text-properties fo:language="en" fo:country="US"/>
    </style:style>
    <style:style style:name="T39" style:parent-style-name="DefaultParagraphFont" style:family="text">
      <style:text-properties fo:language="en" fo:country="US"/>
    </style:style>
    <style:style style:name="T40" style:parent-style-name="DefaultParagraphFont" style:family="text">
      <style:text-properties fo:language="en" fo:country="US"/>
    </style:style>
    <style:style style:name="P41" style:parent-style-name="Textbody" style:family="paragraph">
      <style:text-properties fo:language="en" fo:country="US"/>
    </style:style>
    <style:style style:name="P42" style:parent-style-name="Textbody" style:family="paragraph">
      <style:text-properties fo:language="en" fo:country="US"/>
    </style:style>
    <style:style style:name="P43" style:parent-style-name="Textbody" style:family="paragraph">
      <style:text-properties fo:language="en" fo:country="US"/>
    </style:style>
    <style:style style:name="P44" style:parent-style-name="Textbody" style:family="paragraph">
      <style:text-properties fo:language="en" fo:country="US"/>
    </style:style>
  </office:automatic-styles>
  <office:body>
    <office:text text:use-soft-page-breaks="true">
      <text:p text:style-name="P1"><text:span text:style-name="T2">Rohith Daram                                                                   Email:<text:s/></text:span><text:a xlink:href="mailto:rohithdaram4@gmail.com" office:target-frame-name="_top" xlink:show="replace">rohithdaram4@gmail.com</text:a>   </text:p>
      <text:p text:style-name="P3">Contact: 91+ 9010155748  </text:p>
      <text:p text:style-name="Textbody">   </text:p>
      <text:p text:style-name="P4">OBJECTIVE   </text:p>
      <text:p text:style-name="P5">To be associated with an organization gives me scope to update my knowledge and in accordance with the latest trends in industry and be a part of a team that dynamically works towards the growth of the organization.   </text:p>
      <text:p text:style-name="Textbody">  </text:p>
      <text:p text:style-name="P6">EXECUTIVE SUMMARY     </text:p>
      <text:p text:style-name="Textbody">➢<text:s/><text:span text:style-name="T7">Self-motivated and willing to "do what it takes" to get the job done.   </text:span></text:p>
      <text:p text:style-name="Textbody">➢<text:s/><text:span text:style-name="T8">Follow direction and respect authority figures within the organization.  </text:span></text:p>
      <text:p text:style-name="Textbody">➢<text:s/><text:span text:style-name="T9">Excellent commitment, dedication and planning towards goal-oriented tasks.  </text:span></text:p>
      <text:p text:style-name="Textbody">➢<text:s/><text:span text:style-name="T10">Ability to work effectively both as an individual and as part of a team.  </text:span></text:p>
      <text:p text:style-name="Textbody">➢<text:s/><text:span text:style-name="T11">Willing to learn and adapt new technologies.   </text:span></text:p>
      <text:p text:style-name="Textbody">   </text:p>
      <text:p text:style-name="P12">EDUCATIONAL PROFILE   </text:p>
      <text:p text:style-name="Textbody">➢<text:s/><text:span text:style-name="T13">B.Sc(M.P. Cs) from OU (Bhavan’s Vivekananda college) with 75% in 2021 .  </text:span></text:p>
      <text:p text:style-name="Textbody">➢<text:s/><text:span text:style-name="T14">Intermediate with 87% from State Board of Intermediate Education in 2018.  </text:span></text:p>
      <text:p text:style-name="Textbody">➢<text:s/><text:span text:style-name="T15">SSC with 80% from Board of Secondary Education in 2016.   </text:span></text:p>
      <text:p text:style-name="Textbody">   </text:p>
      <text:p text:style-name="P16">TECHNICAL SKILLS  </text:p>
      <text:p text:style-name="Textbody">  ➢<text:s/><text:span text:style-name="T17">Programming Languages: CORE – JAVA, JAVA (OOPS), HTML, CSS,  </text:span></text:p>
      <text:p text:style-name="P18">BASIC - JAVASCRIPT, LEARNING PYTHON </text:p>
      <text:p text:style-name="Textbody"> </text:p>
      <text:p text:style-name="Textbody">➢  <text:span text:style-name="T19">Databases: PostgreSQL,<text:s/></text:span><text:span text:style-name="T20"><text:s/>Mysql ,</text:span><text:span text:style-name="T21">Oracle </text:span></text:p>
      <text:p text:style-name="Textbody">➢ <text:s/>Cloud: OCI &amp; AWS</text:p>
      <text:p text:style-name="Textbody">➢<text:s/><text:span text:style-name="T22">Operating Systems: LINUX, Windows Family   </text:span></text:p>
      <text:p text:style-name="Textbody"> </text:p>
      <text:p text:style-name="Textbody"> </text:p>
      <text:p text:style-name="Textbody"> </text:p>
      <text:p text:style-name="P23">PROJECTS: </text:p>
      <text:p text:style-name="P24">PostgreSQL Database Administrator </text:p>
      <text:p text:style-name="P25">[Infolob], [Hyderabad] </text:p>
      <text:p text:style-name="P26">[14-DEC-2022] </text:p>
      <text:p text:style-name="Textbody">  </text:p>
      <text:p text:style-name="Textbody">➢<text:s/><text:span text:style-name="T27">Installed, configured, and maintained PostgreSQL database instances on Linux servers. </text:span></text:p>
      <text:soft-page-break/>
      <text:p text:style-name="Textbody">➢<text:s/><text:span text:style-name="T28">Implemented database DR's (Disaster recovery) </text:span></text:p>
      <text:p text:style-name="Textbody">➢<text:s/><text:span text:style-name="T29">Developed and implemented database monitoring solutions to proactively identify performance issues. </text:span></text:p>
      <text:p text:style-name="Textbody">➢<text:s/><text:span text:style-name="T30">Managed database users, roles, and permissions to ensure proper access control. </text:span></text:p>
      <text:p text:style-name="Textbody">➢<text:s/><text:span text:style-name="T31">Implemented database upgrades and patches in accordance with best practices. </text:span></text:p>
      <text:p text:style-name="Textbody">➢<text:s/><text:span text:style-name="T32">Developed and maintained documentation on database configurations, processes, and procedures. </text:span></text:p>
      <text:p text:style-name="Textbody"> </text:p>
      <text:p text:style-name="P33">Programming Trainee </text:p>
      <text:p text:style-name="P34">[Techouts], [Gachibowli] </text:p>
      <text:p text:style-name="P35">[18-April-2022 to 9-Sep-2022] </text:p>
      <text:p text:style-name="Textbody">➢<text:s/><text:span text:style-name="T36">Created the static webpage of adobe using the HTML, CSS, JAVA-SCRIPT </text:span><text:span text:style-name="T37"><text:line-break/>➢ Parking booking ticket's theme using CORE-JAVA </text:span></text:p>
      <text:p text:style-name="Textbody"> </text:p>
      <text:p text:style-name="P38">WORK EXPERIENCE <text:line-break/>➢ 1 Year + 5 months in a Infolob from DEC 14-2022 to  </text:p>
      <text:p text:style-name="Textbody">➢<text:s/><text:span text:style-name="T39">Internship in a TECH-OUTS company from 18- April -2022 to 9-sep-2022. </text:span></text:p>
      <text:p text:style-name="Textbody">➢<text:s/><text:span text:style-name="T40">Coaching in a JSPIDERS institute from 4-Jan-2022 to 15-April-2022. </text:span></text:p>
      <text:p text:style-name="Textbody"> </text:p>
      <text:p text:style-name="Textbody"> </text:p>
      <text:p text:style-name="Textbody"> </text:p>
      <text:p text:style-name="P41">Declaration   </text:p>
      <text:p text:style-name="P42">I hereby declare that the above written particulars are true to the best of my Knowledge and belief.   </text:p>
      <text:p text:style-name="P43">Sincerely,    </text:p>
      <text:p text:style-name="P44">Rohith Daram <text:line-break/> </text:p>
      <text:p text:style-name="Textbody"> 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Rohith Daram</dc:creator>
    <meta:creation-date>2024-04-02T13:02:00Z</meta:creation-date>
    <dc:date>2025-01-02T10:42:00Z</dc:date>
    <meta:template xlink:href="Normal" xlink:type="simple"/>
    <meta:editing-cycles>2</meta:editing-cycles>
    <meta:editing-duration>PT180S</meta:editing-duration>
    <meta:document-statistic meta:page-count="2" meta:paragraph-count="4" meta:word-count="366" meta:character-count="2452" meta:row-count="17" meta:non-whitespace-character-count="2090"/>
  </office:meta>
</office:document-meta>
</file>